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55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8.985cm" loext:decorative="false"/>
      <style:paragraph-properties style:writing-mode="lr-tb"/>
    </style:style>
    <style:style style:name="gr3" style:family="graphic" style:parent-style-name="objectwithoutfill">
      <style:graphic-properties svg:stroke-width="0.02cm" draw:marker-start-width="0.33cm" draw:marker-end-width="0.33cm" draw:fill="none" draw:textarea-horizontal-align="center" draw:textarea-vertical-align="middle" fo:padding-top="0.01cm" fo:padding-bottom="0.01cm" fo:padding-left="0.01cm" fo:padding-right="0.01cm" loext:decorative="false"/>
    </style:style>
    <style:style style:name="gr4" style:family="graphic" style:parent-style-name="objectwithoutfill">
      <style:graphic-properties svg:stroke-width="0.05cm" svg:stroke-color="#000000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" style:family="graphic" style:parent-style-name="standard">
      <style:graphic-properties draw:fill="hatch" draw:fill-hatch-name="Red_20_90_20_Degrees_20_Crossed_20_1" draw:fill-hatch-solid="false" draw:textarea-horizontal-align="center" draw:textarea-vertical-align="middl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1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fo:min-height="0.39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fffff" draw:opacity="50%" fo:min-height="2.465cm" draw:shadow-opacity="50%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11" style:family="graphic" style:parent-style-name="objectwithoutfill">
      <style:graphic-properties svg:stroke-width="0.05cm" svg:stroke-color="#00a933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2" style:family="graphic" style:parent-style-name="standard">
      <style:graphic-properties svg:stroke-width="0.03cm" svg:stroke-color="#ff0000" draw:marker-start-width="0.345cm" draw:marker-end-width="0.345cm" draw:fill="none" loext:fill-use-slide-background="false" draw:textarea-horizontal-align="justify" draw:textarea-vertical-align="middle" draw:auto-grow-height="false" fo:min-height="0.182cm" fo:min-width="0.182cm" fo:padding-top="0.015cm" fo:padding-bottom="0.015cm" fo:padding-left="0.015cm" fo:padding-right="0.015cm" loext:decorative="false"/>
    </style:style>
    <style:style style:name="gr13" style:family="graphic" style:parent-style-name="standard">
      <style:graphic-properties draw:stroke="none" draw:fill="solid" draw:fill-color="#ffffff" draw:opacity="50%" fo:min-height="0.395cm" draw:shadow-opacity="50%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loext:fill-use-slide-background="false" draw:opacity="50%" fo:min-height="0.4cm" draw:shadow-opacity="50%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opacity="50%" fo:min-height="0.395cm" draw:shadow-opacity="50%" loext:decorative="false"/>
      <style:paragraph-properties style:writing-mode="lr-tb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3.8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10.6cm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9.2cm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5.2cm" style:writing-mode="lr-tb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" fo:font-size="8pt"/>
    </style:style>
    <style:style style:name="P3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hatch" draw:fill-hatch-name="Red_20_90_20_Degrees_20_Crossed_20_1" draw:fill-hatch-solid="fals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ffffff" draw:opacity="50%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 draw:opacity="50%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729fcf"/>
      <style:paragraph-properties fo:text-align="center" style:writing-mode="lr-tb"/>
    </style:style>
    <style:style style:name="P12" style:family="paragraph">
      <loext:graphic-properties draw:fill="solid" draw:fill-color="#ff8000"/>
      <style:paragraph-properties fo:text-align="center" style:writing-mode="lr-tb"/>
    </style:style>
    <style:style style:name="T1" style:family="text">
      <style:text-properties style:font-name="Arial" fo:font-size="8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1" fo:font-size="15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7.45cm" svg:height="0.955cm" svg:x="20.6cm" svg:y="18.595cm">
          <draw:text-box>
            <text:p text:style-name="P1"><text:span text:style-name="T1">File</text:span><text:span text:style-name="T1"><text:tab/></text:span><text:span text:style-name="T1"><text:file-name text:display="name">20240802a_kaskade_verstehen_TPO_gegen_TPM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8.985cm" svg:height="0.489cm" svg:x="1.115cm" svg:y="1.05cm">
          <draw:text-box>
            <text:p><text:span text:style-name="T2">Kaskade verstehen</text:span></text:p>
          </draw:text-box>
        </draw:frame>
        <draw:line draw:style-name="gr3" draw:text-style-name="P4" draw:layer="layout" svg:x1="4.9cm" svg:y1="7.6cm" svg:x2="20.45cm" svg:y2="7.6cm">
          <text:p/>
        </draw:line>
        <draw:line draw:style-name="gr3" draw:text-style-name="P4" draw:layer="layout" svg:x1="16.45cm" svg:y1="2.6cm" svg:x2="16.45cm" svg:y2="17.3cm">
          <text:p/>
        </draw:line>
        <draw:line draw:style-name="gr4" draw:text-style-name="P4" draw:layer="layout" svg:x1="5.8cm" svg:y1="17.85cm" svg:x2="5.8cm" svg:y2="2.45cm">
          <text:p/>
        </draw:line>
        <draw:line draw:style-name="gr4" draw:text-style-name="P4" draw:layer="layout" svg:x1="4.999cm" svg:y1="16.85cm" svg:x2="20.45cm" svg:y2="16.85cm">
          <text:p/>
        </draw:line>
        <draw:line draw:style-name="gr3" draw:text-style-name="P4" draw:layer="layout" svg:x1="20.15cm" svg:y1="2.5cm" svg:x2="5.35cm" svg:y2="17.3cm">
          <text:p/>
        </draw:line>
        <draw:polygon draw:style-name="gr5" draw:text-style-name="P5" draw:layer="layout" svg:width="13.899cm" svg:height="13.899cm" svg:x="5.8cm" svg:y="2.95cm" svg:viewBox="0 0 13900 13900" draw:points="0,13900 13850,13900 13900,0">
          <text:p/>
        </draw:polygon>
        <draw:frame draw:style-name="gr6" draw:text-style-name="P3" draw:layer="layout" svg:width="1.1cm" svg:height="0.5cm" svg:x="4.4cm" svg:y="2.5cm">
          <draw:text-box>
            <text:p><text:span text:style-name="T2">TPO</text:span></text:p>
          </draw:text-box>
        </draw:frame>
        <draw:frame draw:style-name="gr6" draw:text-style-name="P3" draw:layer="layout" svg:width="1.1cm" svg:height="0.5cm" svg:x="19.55cm" svg:y="17.2cm">
          <draw:text-box>
            <text:p><text:span text:style-name="T2">TPM</text:span></text:p>
          </draw:text-box>
        </draw:frame>
        <draw:frame draw:style-name="gr7" draw:text-style-name="P6" draw:layer="layout" svg:width="0.65cm" svg:height="0.395cm" svg:x="5cm" svg:y="7.155cm">
          <draw:text-box>
            <text:p><text:span text:style-name="T3">60</text:span></text:p>
          </draw:text-box>
        </draw:frame>
        <draw:line draw:style-name="gr3" draw:text-style-name="P4" draw:layer="layout" svg:x1="4.9cm" svg:y1="6.2cm" svg:x2="20.45cm" svg:y2="6.2cm">
          <text:p/>
        </draw:line>
        <draw:frame draw:style-name="gr8" draw:text-style-name="P4" draw:layer="layout" svg:width="2.506cm" svg:height="0.395cm" svg:x="2.194cm" svg:y="7.4cm">
          <draw:text-box>
            <text:p><text:span text:style-name="T3">TPO_ein_B_C</text:span></text:p>
          </draw:text-box>
        </draw:frame>
        <draw:frame draw:style-name="gr8" draw:text-style-name="P4" draw:layer="layout" svg:width="2.506cm" svg:height="0.395cm" svg:x="2.2cm" svg:y="6.005cm">
          <draw:text-box>
            <text:p><text:span text:style-name="T3">TPO_ein_B_C </text:span></text:p>
          </draw:text-box>
        </draw:frame>
        <draw:frame draw:style-name="gr7" draw:text-style-name="P6" draw:layer="layout" svg:width="0.65cm" svg:height="0.395cm" svg:x="5cm" svg:y="5.756cm">
          <draw:text-box>
            <text:p><text:span text:style-name="T3">72</text:span></text:p>
          </draw:text-box>
        </draw:frame>
        <draw:frame draw:style-name="gr9" draw:text-style-name="P7" draw:layer="layout" svg:width="4.05cm" svg:height="2.747cm" svg:x="11.1cm" svg:y="12.703cm">
          <draw:text-box>
            <text:p><text:span text:style-name="T4">Bereich gibt es nicht: TPO ist oben und daher wärmer als TPM</text:span></text:p>
            <text:p><text:span text:style-name="T3"/></text:p>
          </draw:text-box>
        </draw:frame>
        <draw:line draw:style-name="gr3" draw:text-style-name="P4" draw:layer="layout" svg:x1="17.85cm" svg:y1="2.6cm" svg:x2="17.85cm" svg:y2="17.3cm">
          <text:p/>
        </draw:line>
        <draw:frame draw:style-name="gr7" draw:text-style-name="P6" draw:layer="layout" svg:width="0.65cm" svg:height="0.395cm" svg:x="16.3cm" svg:y="17.457cm">
          <draw:text-box>
            <text:p><text:span text:style-name="T3">72</text:span></text:p>
          </draw:text-box>
        </draw:frame>
        <draw:frame draw:style-name="gr7" draw:text-style-name="P6" draw:layer="layout" svg:width="0.65cm" svg:height="0.395cm" svg:x="17.7cm" svg:y="17.458cm">
          <draw:text-box>
            <text:p><text:span text:style-name="T3">76</text:span></text:p>
          </draw:text-box>
        </draw:frame>
        <draw:frame draw:style-name="gr10" draw:text-style-name="P4" draw:layer="layout" svg:width="2.5cm" svg:height="0.4cm" draw:transform="rotate (0.820304748437335) translate (14.301cm 19.578cm)">
          <draw:text-box>
            <text:p><text:span text:style-name="T3">TPM_aus_B_C</text:span></text:p>
          </draw:text-box>
        </draw:frame>
        <draw:frame draw:style-name="gr10" draw:text-style-name="P4" draw:layer="layout" svg:width="2.5cm" svg:height="0.4cm" draw:transform="rotate (0.820304748437335) translate (15.901cm 19.578cm)">
          <draw:text-box>
            <text:p><text:span text:style-name="T3">TPM_aus_A_C</text:span></text:p>
          </draw:text-box>
        </draw:frame>
        <draw:polygon draw:style-name="gr11" draw:text-style-name="P4" draw:layer="layout" svg:width="13.193cm" svg:height="4.929cm" draw:transform="skewX (-2.86371811167946E-017) rotate (-2.93442207137807) translate (19.9668490036268cm 6.58631015325581cm)" svg:viewBox="0 0 13194 4930" draw:points="6747,4930 12551,4055 13194,2453 11813,272 9061,0 2381,2122 0,3971 3356,4779 10995,2706 8858,1695 1053,3579 1921,4068">
          <text:p/>
        </draw:polygon>
        <draw:line draw:style-name="gr11" draw:text-style-name="P4" draw:layer="layout" svg:x1="10.55cm" svg:y1="3.55cm" svg:x2="9.95cm" svg:y2="4.05cm">
          <text:p/>
        </draw:line>
        <draw:line draw:style-name="gr11" draw:text-style-name="P4" draw:layer="layout" svg:x1="10.75cm" svg:y1="4cm" svg:x2="9.95cm" svg:y2="4.05cm">
          <text:p/>
        </draw:line>
        <draw:custom-shape draw:style-name="gr12" draw:text-style-name="P8" draw:layer="layout" svg:width="0.3cm" svg:height="0.3cm" svg:x="6.5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cm" svg:height="0.3cm" svg:x="7.1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cm" svg:height="0.3cm" svg:x="17.7cm" svg:y="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cm" svg:height="0.3cm" svg:x="16.3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4cm" svg:height="0.395cm" svg:x="6.45cm" svg:y="6.755cm">
          <draw:text-box>
            <text:p><text:span text:style-name="T3">A</text:span></text:p>
          </draw:text-box>
        </draw:frame>
        <draw:frame draw:style-name="gr13" draw:text-style-name="P7" draw:layer="layout" svg:width="0.9cm" svg:height="0.395cm" svg:x="7.7cm" svg:y="8.155cm">
          <draw:text-box>
            <text:p><text:span text:style-name="T3">A + B</text:span></text:p>
          </draw:text-box>
        </draw:frame>
        <draw:frame draw:style-name="gr14" draw:text-style-name="P9" draw:layer="layout" svg:width="0.35cm" svg:height="0.4cm" svg:x="16.75cm" svg:y="5cm">
          <draw:text-box>
            <text:p><text:span text:style-name="T3">A</text:span></text:p>
          </draw:text-box>
        </draw:frame>
        <draw:frame draw:style-name="gr13" draw:text-style-name="P7" draw:layer="layout" svg:width="1.1cm" svg:height="0.395cm" svg:x="7.65cm" svg:y="4.405cm">
          <draw:text-box>
            <text:p><text:span text:style-name="T3">keiner</text:span></text:p>
          </draw:text-box>
        </draw:frame>
        <draw:custom-shape draw:style-name="gr12" draw:text-style-name="P8" draw:layer="layout" svg:width="0.3cm" svg:height="0.3cm" svg:x="17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cm" svg:height="0.3cm" svg:x="8.5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0.35cm" svg:height="0.395cm" svg:x="10.25cm" svg:y="6.355cm">
          <draw:text-box>
            <text:p><text:span text:style-name="T3">A</text:span></text:p>
          </draw:text-box>
        </draw:frame>
        <draw:frame draw:style-name="gr13" draw:text-style-name="P7" draw:layer="layout" svg:width="1.1cm" svg:height="0.395cm" svg:x="10.2cm" svg:y="4.65cm">
          <draw:text-box>
            <text:p><text:span text:style-name="T3">keiner</text:span></text:p>
          </draw:text-box>
        </draw:frame>
        <draw:line draw:style-name="gr11" draw:text-style-name="P4" draw:layer="layout" svg:x1="12.6cm" svg:y1="3.8cm" svg:x2="12.05cm" svg:y2="4.25cm">
          <text:p/>
        </draw:line>
        <draw:line draw:style-name="gr11" draw:text-style-name="P4" draw:layer="layout" svg:x1="12.8cm" svg:y1="4.15cm" svg:x2="12.05cm" svg:y2="4.25cm">
          <text:p/>
        </draw:line>
        <draw:line draw:style-name="gr11" draw:text-style-name="P4" draw:layer="layout" svg:x1="13.974cm" svg:y1="5.651cm" svg:x2="14.55cm" svg:y2="5.075cm">
          <text:p/>
        </draw:line>
        <draw:line draw:style-name="gr11" draw:text-style-name="P4" draw:layer="layout" svg:x1="13.75cm" svg:y1="5.15cm" svg:x2="14.55cm" svg:y2="5.075cm">
          <text:p/>
        </draw:line>
        <draw:line draw:style-name="gr11" draw:text-style-name="P4" draw:layer="layout" svg:x1="13.874cm" svg:y1="7.159cm" svg:x2="14.45cm" svg:y2="6.583cm">
          <text:p/>
        </draw:line>
        <draw:line draw:style-name="gr11" draw:text-style-name="P4" draw:layer="layout" svg:x1="13.65cm" svg:y1="6.65cm" svg:x2="14.45cm" svg:y2="6.583cm">
          <text:p/>
        </draw:line>
        <draw:custom-shape draw:style-name="gr16" draw:text-style-name="P11" draw:layer="layout" svg:width="3.8cm" svg:height="0.5cm" draw:transform="rotate (1.5707963267949) translate (21.2cm 6.2cm)">
          <text:p text:style-name="P10">A &lt; 100%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0.6cm" svg:height="0.5cm" draw:transform="rotate (1.5707963267949) translate (21.2cm 16.8cm)">
          <text:p text:style-name="P10">A <text:s/>Modulation 100%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.2cm" svg:height="0.5cm" draw:transform="rotate (1.5707963267949) translate (21.8cm 16.8cm)">
          <text:p text:style-name="P10">B <text:s/>Modulation 100%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2cm" svg:height="0.5cm" draw:transform="rotate (1.5707963267949) translate (21.8cm 7.6cm)">
          <text:p text:style-name="P10">B &lt; 100%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666666" draw:distance="0.7cm" draw:rotation="3150"/>
    <draw:marker draw:name="Arrow" svg:viewBox="0 0 20 30" svg:d="M10 0l-10 30h20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8-02T17:49:33.888000000</dc:date>
    <dc:language>de-DE</dc:language>
    <meta:editing-cycles>460</meta:editing-cycles>
    <meta:editing-duration>P19DT6H47M14S</meta:editing-duration>
    <meta:print-date>2024-07-28T23:51:46.341000000</meta:print-date>
    <meta:printed-by>PDF-Dateien</meta:printed-by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